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71pt"/>
    </style:style>
    <style:style style:name="co2" style:family="table-column">
      <style:table-column-properties fo:break-before="auto" style:column-width="27.04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0.85pt"/>
    </style:style>
    <style:style style:name="co6" style:family="table-column">
      <style:table-column-properties fo:break-before="auto" style:column-width="281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3.81pt" fo:break-before="auto" style:use-optimal-row-height="true"/>
    </style:style>
    <style:style style:name="ro2" style:family="table-row">
      <style:table-row-properties style:row-height="46.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pt"/>
      <style:text-properties style:font-name="Times New Roman"/>
    </style:style>
    <style:style style:name="ce15" style:family="table-cell" style:parent-style-name="Default">
      <style:table-cell-properties fo:border-bottom="0.06pt solid #000000" fo:wrap-option="wrap" fo:border-left="none" fo:border-right="none" fo:border-top="none"/>
      <style:text-properties style:font-name="Times New Roma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5"/>
        <table:table-row table:style-name="ro1">
          <table:table-cell table:style-name="ce3"/>
          <table:table-cell table:style-name="ce4" office:value-type="string" calcext:value-type="string">
            <text:p>Res. Df</text:p>
          </table:table-cell>
          <table:table-cell table:style-name="ce4" office:value-type="string" calcext:value-type="string">
            <text:p>Df. diff</text:p>
          </table:table-cell>
          <table:table-cell table:style-name="ce8" office:value-type="string" calcext:value-type="string">
            <text:p>Deviance</text:p>
          </table:table-cell>
          <table:table-cell table:style-name="ce8" office:value-type="string" calcext:value-type="string">
            <text:p>p-value</text:p>
          </table:table-cell>
          <table:table-cell table:style-name="ce8" office:value-type="string" calcext:value-type="string">
            <text:p>Таксони със значим ефект</text:p>
          </table:table-cell>
        </table:table-row>
        <table:table-row table:style-name="ro2">
          <table:table-cell office:value-type="string" calcext:value-type="string">
            <text:p>Ntotal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9.7" calcext:value-type="float">
            <text:p>299.7</text:p>
          </table:table-cell>
          <table:table-cell office:value-type="float" office:value="0.001" calcext:value-type="float">
            <text:p>0.001</text:p>
          </table:table-cell>
          <table:table-cell table:style-name="ce13" office:value-type="string" calcext:value-type="string">
            <text:p><text:span text:style-name="T1">P.ciliata</text:span> (8.62%), <text:span text:style-name="T1">A.succinea</text:span> (6.59), <text:span text:style-name="T1">S.filicornis</text:span> (5.77%), <text:span text:style-name="T1">M.lineatus</text:span> (5.26%), <text:span text:style-name="T1">M.acherusicum </text:span>(4.86%), <text:span text:style-name="T1">A.improvisus</text:span> (3.63%), <text:span text:style-name="T1">Ampithoe</text:span> <text:span text:style-name="T1">sp.</text:span> (3.47%), <text:span text:style-name="T1">U.pusilla</text:span> (3.34%), Chironomidae larvae (3.22%), <text:span text:style-name="T1">E.naidina</text:span> (2.59%)</text:p>
          </table:table-cell>
        </table:table-row>
        <table:table-row table:style-name="ro2">
          <table:table-cell office:value-type="string" calcext:value-type="string">
            <text:p>sand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2.1" calcext:value-type="float">
            <text:p>272.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P.cirrifera</text:span> (17.95%), <text:span text:style-name="T1">A.diadema</text:span> (9.37%), <text:span text:style-name="T1">A.alba</text:span> (7.14%), <text:span text:style-name="T1">P.ciliata</text:span> (3.96%), <text:span text:style-name="T1">M.ornithochaeta</text:span> (2.37%), <text:span text:style-name="T1">A.ostroumovi</text:span> (1.91%), <text:span text:style-name="T1">E.naidina</text:span> (1.20%), <text:span text:style-name="T1">E.vittata</text:span> (1.17%), Oligochaeta (0.65%), <text:span text:style-name="T1">M.palmata</text:span> (0.67%)</text:p>
          </table:table-cell>
        </table:table-row>
        <table:table-row table:style-name="ro2">
          <table:table-cell office:value-type="string" calcext:value-type="string">
            <text:p>shoot_coun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55.3" calcext:value-type="float">
            <text:p>355.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A.diadema</text:span> (7.63%), <text:span text:style-name="T1">M.acherusicum</text:span> (5.30%), Oligochaeta (3.48%), <text:span text:style-name="T1">A.ostroumovi </text:span>(2.98%), <text:span text:style-name="T1">M.lineatus</text:span> (1.54%), <text:span text:style-name="T1">M.palmata </text:span>(1.49%), <text:span text:style-name="T1">S.filicornis</text:span> (1.45%), <text:span text:style-name="T1">P.ciliata</text:span> (1.20%), <text:span text:style-name="T1">N.guttatus</text:span> (1.16%), <text:span text:style-name="T1">M.gryllotalpa</text:span> (0.85%)</text:p>
          </table:table-cell>
        </table:table-row>
        <table:table-row table:style-name="ro2">
          <table:table-cell office:value-type="string" calcext:value-type="string">
            <text:p>ag_biomass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5.2" calcext:value-type="float">
            <text:p>235.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M.palmata</text:span> (5.61%), <text:span text:style-name="T1">A.ostroumovi</text:span> (4.18%), <text:span text:style-name="T1">M.gryllotalpa</text:span> (2.87%), <text:span text:style-name="T1">P.kefersteini</text:span> (1.91%), <text:span text:style-name="T1">Ampithoe sp.</text:span> (1.83%), <text:span text:style-name="T1">P.cirrifera</text:span> (1.22%), <text:span text:style-name="T1">M.lineatus</text:span> (0.87%), <text:span text:style-name="T1">A.diadema</text:span> (0.78%), <text:span text:style-name="T1">P.ciliata</text:span> (0.74%), <text:span text:style-name="T1">Oligochaeta</text:span> (0.65%)</text:p>
          </table:table-cell>
        </table:table-row>
        <table:table-row table:style-name="ro2">
          <table:table-cell office:value-type="string" calcext:value-type="string">
            <text:p>bg_biomass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24.9" calcext:value-type="float">
            <text:p>424.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<text:span text:style-name="T1">P.kefersteini</text:span> (8.88%), <text:span text:style-name="T1">A.ostroumovi</text:span> (6.45%), <text:span text:style-name="T1">P.ciliata</text:span> (6.30%), <text:span text:style-name="T1">S.gracilis</text:span> (6.23%), <text:span text:style-name="T1">S.filicornis</text:span> (5.36%), <text:span text:style-name="T1">A.succinea</text:span> (4.99%), <text:span text:style-name="T1">M.lineatus</text:span> (4.35%), Oligochaeta (3.45%), <text:span text:style-name="T1">A.improvisus</text:span> (3.12%), <text:span text:style-name="T1">T.pullus</text:span> (2.44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6:56:56.518830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14T15:50:16.728205149</meta:creation-date>
    <meta:generator>LibreOffice/6.0.7.3$Linux_X86_64 LibreOffice_project/00m0$Build-3</meta:generator>
    <dc:date>2019-04-05T17:17:30.125454184</dc:date>
    <dc:creator>SK </dc:creator>
    <meta:editing-duration>PT7H39S</meta:editing-duration>
    <meta:editing-cycles>57</meta:editing-cycles>
    <meta:document-statistic meta:table-count="1" meta:cell-count="35" meta:object-count="0"/>
  </office:meta>
</office:document-meta>
</file>